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ucía Méndez - Data Engineer. Especialista en optimización de costes en AWS. Manejo experto de Redshift, Glue y S3. Programación avanzada en Python y SQL. Experiencia demostrable en Apache Spark para procesamiento batch. Uso de Airflow para orquestación y Docker para portabilida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7:42.153230501</dc:date>
    <meta:editing-duration>PT4M3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2" meta:character-count="281" meta:non-whitespace-character-count="240"/>
  </office:meta>
</office:document-meta>
</file>